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ac5" officeooo:paragraph-rsid="0004cac5"/>
    </style:style>
    <style:style style:name="P2" style:family="paragraph" style:parent-style-name="Standard">
      <style:text-properties officeooo:rsid="000723e3" officeooo:paragraph-rsid="000723e3"/>
    </style:style>
    <style:style style:name="P3" style:family="paragraph" style:parent-style-name="Standard">
      <style:text-properties officeooo:rsid="000723e3" officeooo:paragraph-rsid="0009888e"/>
    </style:style>
    <style:style style:name="P4" style:family="paragraph" style:parent-style-name="Standard">
      <style:text-properties officeooo:rsid="0008d203" officeooo:paragraph-rsid="0008d203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b2b2b2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000000" style:font-name="Droid Sans Mono" fo:font-size="10.5pt" fo:font-weight="normal" fo:background-color="#808080"/>
    </style:style>
    <style:style style:name="P7" style:family="paragraph" style:parent-style-name="Standard">
      <style:paragraph-properties fo:text-align="center" style:justify-single-word="false"/>
      <style:text-properties fo:color="#000000" officeooo:rsid="00119959" officeooo:paragraph-rsid="00174cf2" fo:background-color="#b2b2b2"/>
    </style:style>
    <style:style style:name="P8" style:family="paragraph" style:parent-style-name="Standard">
      <style:text-properties fo:font-size="14pt" officeooo:rsid="0004cac5" officeooo:paragraph-rsid="0004cac5" style:font-size-asian="14pt" style:font-size-complex="14pt"/>
    </style:style>
    <style:style style:name="P9" style:family="paragraph" style:parent-style-name="Standard">
      <style:text-properties fo:font-size="14pt" fo:font-weight="bold" officeooo:rsid="0008d203" officeooo:paragraph-rsid="0008d20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ca0c7" officeooo:paragraph-rsid="000ca0c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dd446" officeooo:paragraph-rsid="000dd446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67e96" officeooo:paragraph-rsid="00167e9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bf795" officeooo:paragraph-rsid="001bf795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6pt" fo:font-weight="bold" officeooo:rsid="0003fff9" officeooo:paragraph-rsid="0003fff9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2180c2" officeooo:paragraph-rsid="002180c2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0dd446" officeooo:paragraph-rsid="000dd446"/>
    </style:style>
    <style:style style:name="P17" style:family="paragraph" style:parent-style-name="Standard">
      <style:text-properties officeooo:rsid="000dd446" officeooo:paragraph-rsid="00119959"/>
    </style:style>
    <style:style style:name="P18" style:family="paragraph" style:parent-style-name="Standard">
      <style:text-properties officeooo:rsid="000dd446" officeooo:paragraph-rsid="00167e96"/>
    </style:style>
    <style:style style:name="P19" style:family="paragraph" style:parent-style-name="Standard">
      <style:text-properties officeooo:rsid="00167e96" officeooo:paragraph-rsid="00167e96"/>
    </style:style>
    <style:style style:name="P20" style:family="paragraph" style:parent-style-name="Standard">
      <style:text-properties officeooo:paragraph-rsid="00174cf2"/>
    </style:style>
    <style:style style:name="P21" style:family="paragraph" style:parent-style-name="Standard">
      <style:text-properties officeooo:paragraph-rsid="00178193"/>
    </style:style>
    <style:style style:name="P22" style:family="paragraph" style:parent-style-name="Standard">
      <style:text-properties officeooo:rsid="001bf795" officeooo:paragraph-rsid="001bf795"/>
    </style:style>
    <style:style style:name="P23" style:family="paragraph" style:parent-style-name="Standard">
      <style:text-properties officeooo:rsid="001fe719" officeooo:paragraph-rsid="001fe719"/>
    </style:style>
    <style:style style:name="P24" style:family="paragraph" style:parent-style-name="Standard">
      <style:text-properties officeooo:rsid="001fe719" officeooo:paragraph-rsid="00204957"/>
    </style:style>
    <style:style style:name="P25" style:family="paragraph" style:parent-style-name="Standard">
      <style:text-properties fo:font-size="12pt" fo:font-weight="bold" officeooo:rsid="002180c2" officeooo:paragraph-rsid="002180c2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normal" officeooo:rsid="002180c2" officeooo:paragraph-rsid="002180c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ca0c7" officeooo:paragraph-rsid="000ca0c7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6fc683" officeooo:paragraph-rsid="006fc683" style:font-size-asian="10.5pt" style:font-weight-asian="normal" style:font-size-complex="12pt" style:font-weight-complex="normal"/>
    </style:style>
    <style:style style:name="P29" style:family="paragraph" style:parent-style-name="Standard">
      <style:text-properties officeooo:rsid="000dd446" officeooo:paragraph-rsid="000dd446"/>
    </style:style>
    <style:style style:name="P30" style:family="paragraph" style:parent-style-name="Standard">
      <style:text-properties officeooo:rsid="000dd446" officeooo:paragraph-rsid="00174cf2"/>
    </style:style>
    <style:style style:name="P31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101a7e" officeooo:paragraph-rsid="00101a7e" fo:background-color="#b2b2b2"/>
    </style:style>
    <style:style style:name="P32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101a7e" officeooo:paragraph-rsid="00174cf2" fo:background-color="#b2b2b2"/>
    </style:style>
    <style:style style:name="P33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119959" officeooo:paragraph-rsid="00119959" fo:background-color="#b2b2b2"/>
    </style:style>
    <style:style style:name="P34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304d04" fo:background-color="#b2b2b2"/>
    </style:style>
    <style:style style:name="P35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337808" fo:background-color="#b2b2b2"/>
    </style:style>
    <style:style style:name="P36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30eb46" fo:background-color="#b2b2b2"/>
    </style:style>
    <style:style style:name="P37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35d1e8" fo:background-color="#b2b2b2"/>
    </style:style>
    <style:style style:name="P38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398846" fo:background-color="#b2b2b2"/>
    </style:style>
    <style:style style:name="P39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3eb271" fo:background-color="#b2b2b2"/>
    </style:style>
    <style:style style:name="P40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469f21" fo:background-color="#b2b2b2"/>
    </style:style>
    <style:style style:name="P41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4e5e94" fo:background-color="#b2b2b2"/>
    </style:style>
    <style:style style:name="P42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64ef90" fo:background-color="#b2b2b2"/>
    </style:style>
    <style:style style:name="P43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68491f" fo:background-color="#b2b2b2"/>
    </style:style>
    <style:style style:name="P44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paragraph-rsid="006d0999" fo:background-color="#b2b2b2"/>
    </style:style>
    <style:style style:name="P45" style:family="paragraph" style:parent-style-name="Standard">
      <style:paragraph-properties style:line-height-at-least="0.503cm" fo:text-align="center" style:justify-single-word="false"/>
      <style:text-properties fo:color="#000000" style:font-name="Droid Sans Mono" fo:font-size="10.5pt" fo:font-weight="normal" fo:background-color="#b2b2b2"/>
    </style:style>
    <style:style style:name="P46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3e7088" officeooo:paragraph-rsid="003e7088" fo:background-color="#b2b2b2"/>
    </style:style>
    <style:style style:name="P47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3eb271" officeooo:paragraph-rsid="0045ee6c" fo:background-color="#b2b2b2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3eb271" officeooo:paragraph-rsid="004e5e94" fo:background-color="#b2b2b2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3eb271" officeooo:paragraph-rsid="004e4fb3" fo:background-color="#b2b2b2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3eb271" officeooo:paragraph-rsid="004e086c" fo:background-color="#b2b2b2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6d0999" officeooo:paragraph-rsid="006d0999" fo:background-color="#b2b2b2"/>
    </style:style>
    <style:style style:name="P52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71b70c" officeooo:paragraph-rsid="0071b70c" fo:background-color="#b2b2b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1fe719" officeooo:paragraph-rsid="007554d1" fo:background-color="#b2b2b2"/>
    </style:style>
    <style:style style:name="P5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98846" officeooo:paragraph-rsid="00398846" fo:background-color="#ffffff"/>
    </style:style>
    <style:style style:name="P55" style:family="paragraph" style:parent-style-name="Standard">
      <style:paragraph-properties fo:text-align="center" style:justify-single-word="false"/>
      <style:text-properties fo:color="#000000" style:font-name="Droid Sans Mono" fo:font-size="14pt" fo:font-weight="bold" officeooo:rsid="003eb271" officeooo:paragraph-rsid="00527891" fo:background-color="#b2b2b2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officeooo:paragraph-rsid="00304d04" fo:background-color="#b2b2b2"/>
    </style:style>
    <style:style style:name="P57" style:family="paragraph" style:parent-style-name="Standard">
      <style:paragraph-properties fo:text-align="center" style:justify-single-word="false"/>
      <style:text-properties fo:color="#000000" officeooo:paragraph-rsid="0030eb46" fo:background-color="#b2b2b2"/>
    </style:style>
    <style:style style:name="P58" style:family="paragraph" style:parent-style-name="Standard">
      <style:paragraph-properties fo:text-align="center" style:justify-single-word="false"/>
      <style:text-properties fo:color="#000000" officeooo:paragraph-rsid="0035d1e8" fo:background-color="#b2b2b2"/>
    </style:style>
    <style:style style:name="P59" style:family="paragraph" style:parent-style-name="Standard">
      <style:paragraph-properties fo:text-align="center" style:justify-single-word="false"/>
      <style:text-properties fo:color="#000000" officeooo:paragraph-rsid="00398846" fo:background-color="#b2b2b2"/>
    </style:style>
    <style:style style:name="P60" style:family="paragraph" style:parent-style-name="Standard">
      <style:paragraph-properties fo:text-align="center" style:justify-single-word="false"/>
      <style:text-properties fo:color="#000000" officeooo:paragraph-rsid="003c733d" fo:background-color="#b2b2b2"/>
    </style:style>
    <style:style style:name="P61" style:family="paragraph" style:parent-style-name="Standard">
      <style:paragraph-properties fo:text-align="center" style:justify-single-word="false"/>
      <style:text-properties fo:color="#000000" officeooo:paragraph-rsid="004e5e94" fo:background-color="#b2b2b2"/>
    </style:style>
    <style:style style:name="P62" style:family="paragraph" style:parent-style-name="Standard">
      <style:paragraph-properties fo:text-align="center" style:justify-single-word="false"/>
      <style:text-properties fo:color="#000000" officeooo:paragraph-rsid="0054e067" fo:background-color="#b2b2b2"/>
    </style:style>
    <style:style style:name="P63" style:family="paragraph" style:parent-style-name="Standard">
      <style:paragraph-properties fo:text-align="center" style:justify-single-word="false"/>
      <style:text-properties fo:color="#000000" officeooo:paragraph-rsid="006d0999" fo:background-color="#b2b2b2"/>
    </style:style>
    <style:style style:name="P64" style:family="paragraph" style:parent-style-name="Standard">
      <style:paragraph-properties fo:text-align="center" style:justify-single-word="false"/>
      <style:text-properties fo:color="#000000" officeooo:rsid="002e0d67" officeooo:paragraph-rsid="0030eb46" fo:background-color="#b2b2b2"/>
    </style:style>
    <style:style style:name="P65" style:family="paragraph" style:parent-style-name="Standard">
      <style:paragraph-properties fo:text-align="start" style:justify-single-word="false"/>
      <style:text-properties fo:color="#000000" officeooo:rsid="003e7088" officeooo:paragraph-rsid="003e7088" fo:background-color="#b2b2b2"/>
    </style:style>
    <style:style style:name="P66" style:family="paragraph" style:parent-style-name="Standard">
      <style:paragraph-properties fo:text-align="center" style:justify-single-word="false"/>
      <style:text-properties fo:color="#000000" officeooo:rsid="003e7088" officeooo:paragraph-rsid="003e7088" fo:background-color="#b2b2b2"/>
    </style:style>
    <style:style style:name="P67" style:family="paragraph" style:parent-style-name="Standard">
      <style:paragraph-properties fo:text-align="center" style:justify-single-word="false"/>
      <style:text-properties fo:color="#000000" officeooo:rsid="004e5e94" officeooo:paragraph-rsid="004e5e94" fo:background-color="#b2b2b2"/>
    </style:style>
    <style:style style:name="P68" style:family="paragraph" style:parent-style-name="Standard">
      <style:paragraph-properties fo:text-align="center" style:justify-single-word="false"/>
      <style:text-properties fo:color="#000000" fo:font-size="14pt" fo:font-weight="bold" officeooo:rsid="003eb271" officeooo:paragraph-rsid="00469f21" fo:background-color="#b2b2b2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0000" fo:font-size="14pt" fo:font-weight="bold" officeooo:rsid="003eb271" officeooo:paragraph-rsid="004e086c" fo:background-color="#b2b2b2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0000" fo:font-size="14pt" fo:font-weight="bold" officeooo:rsid="003eb271" officeooo:paragraph-rsid="00517f92" fo:background-color="#b2b2b2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0000" fo:font-size="14pt" fo:font-weight="bold" officeooo:rsid="003eb271" officeooo:paragraph-rsid="00580775" fo:background-color="#b2b2b2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0000" fo:font-size="14pt" fo:font-weight="bold" officeooo:rsid="003eb271" officeooo:paragraph-rsid="0059d0a2" fo:background-color="#b2b2b2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size="14pt" fo:font-weight="bold" officeooo:rsid="003eb271" officeooo:paragraph-rsid="00580775" fo:background-color="#b2b2b2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5afdb6" officeooo:paragraph-rsid="005afdb6" fo:background-color="#ffffff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5afdb6" officeooo:paragraph-rsid="005c9f92" fo:background-color="#ffffff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5e4335" officeooo:paragraph-rsid="005e4335" fo:background-color="#ffffff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5f1867" officeooo:paragraph-rsid="005f1867" fo:background-color="#ffffff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5fc12e" officeooo:paragraph-rsid="005fc12e" fo:background-color="#ffffff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619a9a" officeooo:paragraph-rsid="00619a9a" fo:background-color="#ffffff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619a9a" officeooo:paragraph-rsid="00638733" fo:background-color="#ffffff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638733" officeooo:paragraph-rsid="00638733" fo:background-color="#ffffff" style:font-size-asian="16pt" style:font-weight-asian="bold" style:font-size-complex="16pt" style:font-weight-complex="bold"/>
    </style:style>
    <style:style style:name="P82" style:family="paragraph" style:parent-style-name="Standard">
      <style:text-properties fo:font-size="16pt" fo:font-weight="bold" officeooo:rsid="002180c2" officeooo:paragraph-rsid="002180c2" style:font-size-asian="16pt" style:font-weight-asian="bold" style:font-size-complex="16pt" style:font-weight-complex="bold"/>
    </style:style>
    <style:style style:name="P83" style:family="paragraph" style:parent-style-name="Standard">
      <style:text-properties fo:font-size="16pt" fo:font-weight="bold" officeooo:rsid="0004cac5" officeooo:paragraph-rsid="0004cac5" style:font-size-asian="16pt" style:font-weight-asian="bold" style:font-size-complex="16pt" style:font-weight-complex="bold"/>
    </style:style>
    <style:style style:name="P84" style:family="paragraph" style:parent-style-name="Standard">
      <style:text-properties fo:font-size="16pt" fo:font-weight="bold" officeooo:rsid="002e0d67" officeooo:paragraph-rsid="002e0d67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6pt" fo:font-weight="bold" officeooo:rsid="003e7088" officeooo:paragraph-rsid="003e7088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6pt" fo:font-weight="bold" officeooo:rsid="00474754" officeooo:paragraph-rsid="00474754" style:font-size-asian="16pt" style:font-weight-asian="bold" style:font-size-complex="16pt" style:font-weight-complex="bold"/>
    </style:style>
    <style:style style:name="P87" style:family="paragraph" style:parent-style-name="Standard">
      <style:text-properties fo:font-size="16pt" fo:font-weight="bold" officeooo:rsid="006fc683" officeooo:paragraph-rsid="006fc683" style:font-size-asian="16pt" style:font-weight-asian="bold" style:font-size-complex="16pt" style:font-weight-complex="bold"/>
    </style:style>
    <style:style style:name="P88" style:family="paragraph" style:parent-style-name="Standard">
      <style:text-properties officeooo:rsid="0008d203" officeooo:paragraph-rsid="0008d203"/>
    </style:style>
    <style:style style:name="P89" style:family="paragraph" style:parent-style-name="Standard">
      <style:paragraph-properties fo:text-align="start" style:justify-single-word="false"/>
      <style:text-properties officeooo:rsid="0008d203" officeooo:paragraph-rsid="0008d203"/>
    </style:style>
    <style:style style:name="P90" style:family="paragraph" style:parent-style-name="Standard">
      <style:text-properties officeooo:rsid="001fe719" officeooo:paragraph-rsid="00204957"/>
    </style:style>
    <style:style style:name="P91" style:family="paragraph" style:parent-style-name="Standard">
      <style:text-properties officeooo:rsid="001fe719" officeooo:paragraph-rsid="00178193"/>
    </style:style>
    <style:style style:name="P92" style:family="paragraph" style:parent-style-name="Standard">
      <style:text-properties officeooo:rsid="001fe719" officeooo:paragraph-rsid="007554d1"/>
    </style:style>
    <style:style style:name="P93" style:family="paragraph" style:parent-style-name="Standard">
      <style:text-properties fo:font-size="14pt" fo:font-weight="bold" officeooo:rsid="001fe719" officeooo:paragraph-rsid="00204957" style:font-size-asian="14pt" style:font-weight-asian="bold" style:font-size-complex="14pt" style:font-weight-complex="bold"/>
    </style:style>
    <style:style style:name="P94" style:family="paragraph" style:parent-style-name="Standard">
      <style:text-properties fo:font-size="14pt" fo:font-weight="bold" officeooo:rsid="001fe719" officeooo:paragraph-rsid="007554d1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4pt" fo:font-weight="bold" officeooo:rsid="003e7088" officeooo:paragraph-rsid="003e7088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4pt" fo:font-weight="bold" officeooo:rsid="003e7088" officeooo:paragraph-rsid="004281a0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4pt" fo:font-weight="bold" officeooo:rsid="003eb271" officeooo:paragraph-rsid="0043f204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4pt" fo:font-weight="bold" officeooo:rsid="003eb271" officeooo:paragraph-rsid="004e4fb3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4pt" fo:font-weight="bold" officeooo:rsid="003eb271" officeooo:paragraph-rsid="0050e1e1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4pt" fo:font-weight="bold" officeooo:rsid="003eb271" officeooo:paragraph-rsid="0059d0a2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size="14pt" fo:font-weight="bold" officeooo:rsid="003eb271" officeooo:paragraph-rsid="0045ee6c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14pt" fo:font-weight="bold" officeooo:rsid="003eb271" officeooo:paragraph-rsid="00469f21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size="14pt" fo:font-weight="bold" officeooo:rsid="003eb271" officeooo:paragraph-rsid="004e5e94" style:font-size-asian="14pt" style:font-weight-asian="bold" style:font-size-complex="14pt" style:font-weight-complex="bold"/>
    </style:style>
    <style:style style:name="P104" style:family="paragraph" style:parent-style-name="Standard">
      <style:paragraph-properties style:line-height-at-least="0.503cm" fo:text-align="center" style:justify-single-word="false"/>
      <style:text-properties fo:font-size="14pt" fo:font-weight="bold" officeooo:rsid="003eb271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4pt" fo:font-weight="bold" officeooo:rsid="004a4214" officeooo:paragraph-rsid="004a4214" style:font-size-asian="14pt" style:font-weight-asian="bold" style:font-size-complex="14pt" style:font-weight-complex="bold"/>
    </style:style>
    <style:style style:name="P106" style:family="paragraph" style:parent-style-name="Standard">
      <style:text-properties fo:font-size="14pt" fo:font-weight="bold" officeooo:rsid="000ca0c7" officeooo:paragraph-rsid="000ca0c7" style:font-size-asian="14pt" style:font-weight-asian="bold" style:font-size-complex="14pt" style:font-weight-complex="bold"/>
    </style:style>
    <style:style style:name="P107" style:family="paragraph" style:parent-style-name="Standard">
      <style:text-properties fo:font-size="14pt" fo:font-weight="bold" officeooo:rsid="000dd446" officeooo:paragraph-rsid="000dd446" style:font-size-asian="14pt" style:font-weight-asian="bold" style:font-size-complex="14pt" style:font-weight-complex="bold"/>
    </style:style>
    <style:style style:name="P108" style:family="paragraph" style:parent-style-name="Standard">
      <style:text-properties fo:font-size="14pt" fo:font-weight="bold" officeooo:rsid="000dd446" officeooo:paragraph-rsid="0071b70c" style:font-size-asian="14pt" style:font-weight-asian="bold" style:font-size-complex="14pt" style:font-weight-complex="bold"/>
    </style:style>
    <style:style style:name="P109" style:family="paragraph" style:parent-style-name="Standard">
      <style:text-properties fo:font-size="14pt" fo:font-weight="bold" officeooo:rsid="000dd446" officeooo:paragraph-rsid="0074886f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text-align="center" style:justify-single-word="false"/>
      <style:text-properties fo:font-size="14pt" fo:font-weight="bold" officeooo:rsid="0071b70c" officeooo:paragraph-rsid="0071b70c" style:font-size-asian="14pt" style:font-weight-asian="bold" style:font-size-complex="14pt" style:font-weight-complex="bold"/>
    </style:style>
    <style:style style:name="P111" style:family="paragraph" style:parent-style-name="Standard">
      <style:text-properties fo:font-size="14pt" fo:font-weight="bold" officeooo:rsid="001bf795" officeooo:paragraph-rsid="007554d1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4pt" fo:font-weight="bold" officeooo:paragraph-rsid="00469f21"/>
    </style:style>
    <style:style style:name="P113" style:family="paragraph" style:parent-style-name="Standard">
      <style:paragraph-properties fo:text-align="start" style:justify-single-word="false"/>
      <style:text-properties fo:font-size="14pt" fo:font-weight="bold" officeooo:paragraph-rsid="004e5e94"/>
    </style:style>
    <style:style style:name="P114" style:family="paragraph" style:parent-style-name="Standard">
      <style:paragraph-properties fo:text-align="center" style:justify-single-word="false"/>
      <style:text-properties fo:font-size="14pt" fo:font-weight="bold" officeooo:paragraph-rsid="00469f21"/>
    </style:style>
    <style:style style:name="P115" style:family="paragraph" style:parent-style-name="Standard">
      <style:text-properties fo:font-size="20pt" fo:font-weight="bold" officeooo:rsid="0003fff9" officeooo:paragraph-rsid="0003fff9" style:font-size-asian="20pt" style:font-weight-asian="bold" style:font-size-complex="20pt" style:font-weight-complex="bold"/>
    </style:style>
    <style:style style:name="P116" style:family="paragraph" style:parent-style-name="Standard">
      <style:text-properties officeooo:rsid="002e0d67" officeooo:paragraph-rsid="002e0d67"/>
    </style:style>
    <style:style style:name="P117" style:family="paragraph" style:parent-style-name="Standard">
      <style:text-properties officeooo:rsid="002e0d67" officeooo:paragraph-rsid="002eab07"/>
    </style:style>
    <style:style style:name="P118" style:family="paragraph" style:parent-style-name="Standard">
      <style:text-properties officeooo:rsid="002e0d67" officeooo:paragraph-rsid="00304d04"/>
    </style:style>
    <style:style style:name="P119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3eb271" officeooo:paragraph-rsid="0043f204" fo:background-color="#1e1e1e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3eb271" officeooo:paragraph-rsid="004e086c" fo:background-color="#1e1e1e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3eb271" officeooo:paragraph-rsid="004e4fb3" fo:background-color="#1e1e1e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paragraph-rsid="00469f21" fo:background-color="#1e1e1e"/>
    </style:style>
    <style:style style:name="P123" style:family="paragraph" style:parent-style-name="Standard">
      <style:text-properties fo:color="#d4d4d4" style:font-name="Droid Sans Mono" fo:font-size="10.5pt" fo:font-weight="normal" officeooo:paragraph-rsid="006d0999" fo:background-color="#1e1e1e"/>
    </style:style>
    <style:style style:name="P124" style:family="paragraph" style:parent-style-name="Standard">
      <style:paragraph-properties fo:text-align="center" style:justify-single-word="false"/>
      <style:text-properties fo:color="#d4d4d4" style:font-name="Droid Sans Mono" fo:font-size="14pt" fo:font-weight="bold" officeooo:rsid="003e7088" officeooo:paragraph-rsid="00469f21" fo:background-color="#ffffff" style:font-size-asian="16pt" style:font-weight-asian="bold" style:font-size-complex="16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d4d4d4" style:font-name="Droid Sans Mono" fo:font-size="14pt" fo:font-weight="bold" officeooo:rsid="003e7088" officeooo:paragraph-rsid="00474754" fo:background-color="#ffffff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d4d4d4" style:font-name="Droid Sans Mono" fo:font-size="14pt" fo:font-weight="bold" officeooo:rsid="004e5e94" officeooo:paragraph-rsid="004e5e94" fo:background-color="#1e1e1e" style:font-size-asian="14pt" style:font-weight-asian="bold" style:font-size-complex="14pt" style:font-weight-complex="bold"/>
    </style:style>
    <style:style style:name="P127" style:family="paragraph" style:parent-style-name="Standard">
      <style:text-properties officeooo:rsid="00304d04" officeooo:paragraph-rsid="00304d04"/>
    </style:style>
    <style:style style:name="P128" style:family="paragraph" style:parent-style-name="Standard">
      <style:text-properties officeooo:rsid="002e0d67" officeooo:paragraph-rsid="00304d04" fo:background-color="#808080"/>
    </style:style>
    <style:style style:name="P129" style:family="paragraph" style:parent-style-name="Standard">
      <style:text-properties officeooo:rsid="001bf795" officeooo:paragraph-rsid="007554d1"/>
    </style:style>
    <style:style style:name="P130" style:family="paragraph" style:parent-style-name="Standard">
      <style:text-properties officeooo:paragraph-rsid="001bf795"/>
    </style:style>
    <style:style style:name="P131" style:family="paragraph" style:parent-style-name="Standard">
      <style:paragraph-properties fo:text-align="center" style:justify-single-word="false"/>
      <style:text-properties officeooo:rsid="003e7088" officeooo:paragraph-rsid="003e7088"/>
    </style:style>
    <style:style style:name="P132" style:family="paragraph" style:parent-style-name="Standard">
      <style:paragraph-properties fo:text-align="start" style:justify-single-word="false"/>
      <style:text-properties officeooo:rsid="003e7088" officeooo:paragraph-rsid="003e7088"/>
    </style:style>
    <style:style style:name="P133" style:family="paragraph" style:parent-style-name="Standard">
      <style:paragraph-properties fo:text-align="start" style:justify-single-word="false"/>
      <style:text-properties officeooo:rsid="003e7088" officeooo:paragraph-rsid="00474754"/>
    </style:style>
    <style:style style:name="P134" style:family="paragraph" style:parent-style-name="Standard">
      <style:paragraph-properties fo:text-align="start" style:justify-single-word="false"/>
      <style:text-properties officeooo:rsid="003eb271" officeooo:paragraph-rsid="003eb271"/>
    </style:style>
    <style:style style:name="P135" style:family="paragraph" style:parent-style-name="Standard">
      <style:paragraph-properties fo:text-align="center" style:justify-single-word="false"/>
      <style:text-properties officeooo:rsid="003eb271" officeooo:paragraph-rsid="003eb271"/>
    </style:style>
    <style:style style:name="P136" style:family="paragraph" style:parent-style-name="Standard">
      <style:text-properties officeooo:paragraph-rsid="007554d1"/>
    </style:style>
    <style:style style:name="P137" style:family="paragraph" style:parent-style-name="Standard">
      <loext:graphic-properties draw:fill="none"/>
      <style:paragraph-properties fo:margin-left="0cm" fo:margin-right="-0.499cm" style:line-height-at-least="0.503cm" fo:text-align="start" style:justify-single-word="false" fo:text-indent="0cm" style:auto-text-indent="false" fo:background-color="transparent"/>
      <style:text-properties fo:color="#000000" style:font-name="Droid Sans Mono" fo:font-size="10.5pt" fo:font-weight="normal" fo:background-color="#b2b2b2"/>
    </style:style>
    <style:style style:name="P138" style:family="paragraph" style:parent-style-name="Standard">
      <loext:graphic-properties draw:fill="none"/>
      <style:paragraph-properties fo:margin-left="0cm" fo:margin-right="-0.499cm" style:line-height-at-least="0.503cm" fo:text-align="start" style:justify-single-word="false" fo:text-indent="0cm" style:auto-text-indent="false" fo:background-color="transparent"/>
      <style:text-properties fo:color="#000000" style:font-name="Droid Sans Mono" fo:font-size="10.5pt" fo:font-weight="normal" officeooo:paragraph-rsid="007554d1" fo:background-color="#b2b2b2"/>
    </style:style>
    <style:style style:name="P139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fo:color="#000000" style:font-name="Droid Sans Mono" fo:font-size="10.5pt" fo:font-weight="normal" officeooo:paragraph-rsid="003414dd" fo:background-color="#b2b2b2"/>
    </style:style>
    <style:style style:name="P140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fo:color="#000000" style:font-name="Droid Sans Mono" fo:font-size="10.5pt" fo:font-weight="normal" officeooo:paragraph-rsid="007554d1" fo:background-color="#b2b2b2"/>
    </style:style>
    <style:style style:name="P141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fo:color="#000000" style:font-name="Droid Sans Mono" fo:font-size="10.5pt" fo:font-weight="normal" officeooo:paragraph-rsid="003414dd" fo:background-color="#b2b2b2"/>
    </style:style>
    <style:style style:name="P142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fo:color="#000000" style:font-name="Droid Sans Mono" fo:font-size="10.5pt" fo:font-weight="normal" officeooo:paragraph-rsid="007554d1" fo:background-color="#b2b2b2"/>
    </style:style>
    <style:style style:name="T1" style:family="text">
      <style:text-properties officeooo:rsid="0004f7b1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style:font-name="Droid Sans Mono" fo:font-size="10.5pt" fo:font-weight="normal" officeooo:rsid="00174cf2"/>
    </style:style>
    <style:style style:name="T4" style:family="text">
      <style:text-properties style:font-name="Droid Sans Mono" fo:font-size="10.5pt" fo:font-weight="normal" officeooo:rsid="002e0d67"/>
    </style:style>
    <style:style style:name="T5" style:family="text">
      <style:text-properties style:font-name="Droid Sans Mono" fo:font-size="10.5pt" fo:font-weight="normal" officeooo:rsid="00304d04"/>
    </style:style>
    <style:style style:name="T6" style:family="text">
      <style:text-properties style:font-name="Droid Sans Mono" fo:font-size="10.5pt" fo:font-weight="normal" officeooo:rsid="0030eb46"/>
    </style:style>
    <style:style style:name="T7" style:family="text">
      <style:text-properties style:font-name="Droid Sans Mono" fo:font-size="10.5pt" fo:font-weight="normal" officeooo:rsid="003c733d"/>
    </style:style>
    <style:style style:name="T8" style:family="text">
      <style:text-properties style:font-name="Droid Sans Mono" fo:font-size="10.5pt" fo:font-weight="normal" officeooo:rsid="0045ee6c"/>
    </style:style>
    <style:style style:name="T9" style:family="text">
      <style:text-properties style:font-name="Droid Sans Mono" fo:font-size="10.5pt" fo:font-weight="normal" officeooo:rsid="004e5e94" style:font-size-asian="14pt" style:font-weight-asian="bold" style:font-size-complex="14pt" style:font-weight-complex="bold"/>
    </style:style>
    <style:style style:name="T10" style:family="text">
      <style:text-properties style:font-name="Droid Sans Mono" fo:font-size="10.5pt" fo:font-weight="normal" officeooo:rsid="000ca0c7" style:font-size-asian="14pt" style:font-weight-asian="bold" style:font-size-complex="14pt" style:font-weight-complex="bold"/>
    </style:style>
    <style:style style:name="T11" style:family="text">
      <style:text-properties style:font-name="Droid Sans Mono" fo:font-size="10.5pt" fo:font-weight="normal" officeooo:rsid="006d0999" style:font-size-asian="14pt" style:font-weight-asian="bold" style:font-size-complex="14pt" style:font-weight-complex="bold"/>
    </style:style>
    <style:style style:name="T12" style:family="text">
      <style:text-properties style:font-name="Droid Sans Mono" fo:font-size="10.5pt" fo:font-weight="normal" officeooo:rsid="004e5e94"/>
    </style:style>
    <style:style style:name="T13" style:family="text">
      <style:text-properties style:font-name="Droid Sans Mono" fo:font-size="10.5pt" fo:font-weight="normal" style:font-size-asian="12pt" style:font-weight-asian="normal" style:font-size-complex="12pt" style:font-weight-complex="normal"/>
    </style:style>
    <style:style style:name="T14" style:family="text">
      <style:text-properties style:font-name="Droid Sans Mono" fo:font-size="10.5pt" fo:font-weight="normal" officeooo:rsid="0043f204" style:font-size-asian="12pt" style:font-weight-asian="normal" style:font-size-complex="12pt" style:font-weight-complex="normal"/>
    </style:style>
    <style:style style:name="T15" style:family="text">
      <style:text-properties style:font-name="Droid Sans Mono" fo:font-size="10.5pt" fo:font-weight="normal" officeooo:rsid="00517f92" style:font-size-asian="12pt" style:font-weight-asian="normal" style:font-size-complex="12pt" style:font-weight-complex="normal"/>
    </style:style>
    <style:style style:name="T16" style:family="text">
      <style:text-properties style:font-name="Droid Sans Mono" fo:font-size="10.5pt" fo:font-weight="normal" officeooo:rsid="003eb271" style:font-size-asian="12pt" style:font-weight-asian="normal" style:font-size-complex="12pt" style:font-weight-complex="normal"/>
    </style:style>
    <style:style style:name="T17" style:family="text">
      <style:text-properties style:font-name="Droid Sans Mono" fo:font-size="10.5pt" fo:font-weight="normal" officeooo:rsid="00546691" style:font-size-asian="12pt" style:font-weight-asian="normal" style:font-size-complex="12pt" style:font-weight-complex="normal"/>
    </style:style>
    <style:style style:name="T18" style:family="text">
      <style:text-properties style:font-name="Droid Sans Mono" fo:font-size="10.5pt" fo:font-weight="normal" officeooo:rsid="00580775" style:font-size-asian="12pt" style:font-weight-asian="normal" style:font-size-complex="12pt" style:font-weight-complex="normal"/>
    </style:style>
    <style:style style:name="T19" style:family="text">
      <style:text-properties style:font-name="Droid Sans Mono" fo:font-size="10.5pt" fo:font-weight="normal" officeooo:rsid="0059d0a2" style:font-size-asian="12pt" style:font-weight-asian="normal" style:font-size-complex="12pt" style:font-weight-complex="normal"/>
    </style:style>
    <style:style style:name="T20" style:family="text">
      <style:text-properties style:font-name="Droid Sans Mono" fo:font-size="10.5pt" fo:font-weight="normal" officeooo:rsid="004f646b"/>
    </style:style>
    <style:style style:name="T21" style:family="text">
      <style:text-properties officeooo:rsid="00101a7e"/>
    </style:style>
    <style:style style:name="T22" style:family="text">
      <style:text-properties officeooo:rsid="00119959"/>
    </style:style>
    <style:style style:name="T23" style:family="text">
      <style:text-properties officeooo:rsid="00167e96"/>
    </style:style>
    <style:style style:name="T24" style:family="text">
      <style:text-properties fo:color="#000000" style:font-name="Droid Sans Mono" fo:font-size="10.5pt" fo:font-weight="normal" fo:background-color="#ffffff" loext:char-shading-value="0"/>
    </style:style>
    <style:style style:name="T25" style:family="text">
      <style:text-properties fo:color="#000000" style:font-name="Droid Sans Mono" fo:font-size="10.5pt" fo:font-weight="normal" officeooo:rsid="003eb271" fo:background-color="#b2b2b2" loext:char-shading-value="0" style:font-size-asian="14pt" style:font-weight-asian="bold" style:font-size-complex="14pt" style:font-weight-complex="bold"/>
    </style:style>
    <style:style style:name="T26" style:family="text">
      <style:text-properties fo:color="#000000" style:font-name="Droid Sans Mono" fo:font-size="10.5pt" fo:font-weight="normal" officeooo:rsid="00469f21" fo:background-color="#b2b2b2" loext:char-shading-value="0" style:font-size-asian="14pt" style:font-weight-asian="bold" style:font-size-complex="14pt" style:font-weight-complex="bold"/>
    </style:style>
    <style:style style:name="T27" style:family="text">
      <style:text-properties fo:color="#000000" style:font-name="Droid Sans Mono" fo:font-size="10.5pt" fo:font-weight="normal" fo:background-color="#b2b2b2" loext:char-shading-value="0" style:font-size-asian="10.5pt" style:font-weight-asian="normal" style:font-size-complex="12pt" style:font-weight-complex="normal"/>
    </style:style>
    <style:style style:name="T28" style:family="text">
      <style:text-properties fo:color="#000000" fo:font-size="12pt" officeooo:rsid="0043f204" fo:background-color="#b2b2b2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fo:font-size="12pt" fo:font-weight="normal" officeooo:rsid="0043f204" style:font-size-asian="12pt" style:font-weight-asian="normal" style:font-size-complex="12pt" style:font-weight-complex="normal"/>
    </style:style>
    <style:style style:name="T30" style:family="text">
      <style:text-properties officeooo:rsid="00178193"/>
    </style:style>
    <style:style style:name="T31" style:family="text">
      <style:text-properties officeooo:rsid="001a9941"/>
    </style:style>
    <style:style style:name="T32" style:family="text">
      <style:text-properties officeooo:rsid="001c9f12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24fca9" style:font-size-asian="12pt" style:font-size-complex="12pt"/>
    </style:style>
    <style:style style:name="T35" style:family="text">
      <style:text-properties fo:font-size="12pt" officeooo:rsid="00731938" style:font-size-asian="12pt" style:font-size-complex="12pt"/>
    </style:style>
    <style:style style:name="T36" style:family="text">
      <style:text-properties fo:font-size="12pt" style:font-size-asian="12pt" style:font-weight-asian="normal" style:font-size-complex="12pt" style:font-weight-complex="normal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24fca9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43f204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59d0a2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5aec8a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6d989a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71b70c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731938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74886f" style:font-size-asian="12pt" style:font-weight-asian="normal" style:font-size-complex="12pt" style:font-weight-complex="normal"/>
    </style:style>
    <style:style style:name="T46" style:family="text">
      <style:text-properties fo:font-size="12pt" fo:font-weight="normal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5baaa3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5c9f92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5e470c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61ae5c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5fc12e" style:font-size-asian="10.5pt" style:font-weight-asian="normal" style:font-size-complex="12pt" style:font-weight-complex="normal"/>
    </style:style>
    <style:style style:name="T52" style:family="text">
      <style:text-properties fo:font-weight="normal" officeooo:rsid="00270e71" style:font-weight-asian="normal" style:font-weight-complex="normal"/>
    </style:style>
    <style:style style:name="T53" style:family="text">
      <style:text-properties officeooo:rsid="00279a01"/>
    </style:style>
    <style:style style:name="T54" style:family="text">
      <style:text-properties officeooo:rsid="002b6b92"/>
    </style:style>
    <style:style style:name="T55" style:family="text">
      <style:text-properties officeooo:rsid="002e0d67"/>
    </style:style>
    <style:style style:name="T56" style:family="text">
      <style:text-properties officeooo:rsid="002e766c"/>
    </style:style>
    <style:style style:name="T57" style:family="text">
      <style:text-properties officeooo:rsid="00304d04"/>
    </style:style>
    <style:style style:name="T58" style:family="text">
      <style:text-properties fo:font-size="10.5pt" fo:font-weight="normal"/>
    </style:style>
    <style:style style:name="T59" style:family="text">
      <style:text-properties fo:font-size="10.5pt" fo:font-weight="normal" officeooo:rsid="00469f21"/>
    </style:style>
    <style:style style:name="T60" style:family="text">
      <style:text-properties fo:color="#66ff66" style:font-name="Droid Sans Mono" fo:font-size="10.5pt" fo:font-weight="normal" officeooo:rsid="002e0d67"/>
    </style:style>
    <style:style style:name="T61" style:family="text">
      <style:text-properties fo:color="#66ff66" style:font-name="Droid Sans Mono" fo:font-size="10.5pt" fo:font-weight="normal" officeooo:rsid="0030eb46"/>
    </style:style>
    <style:style style:name="T62" style:family="text">
      <style:text-properties officeooo:rsid="0030eb46"/>
    </style:style>
    <style:style style:name="T63" style:family="text">
      <style:text-properties fo:color="#00cc33"/>
    </style:style>
    <style:style style:name="T64" style:family="text">
      <style:text-properties fo:color="#00cc33" style:font-name="Droid Sans Mono" fo:font-size="10.5pt" fo:font-weight="normal" officeooo:rsid="002e0d67"/>
    </style:style>
    <style:style style:name="T65" style:family="text">
      <style:text-properties fo:color="#00cc33" officeooo:rsid="0030eb46"/>
    </style:style>
    <style:style style:name="T66" style:family="text">
      <style:text-properties fo:color="#00cc33" officeooo:rsid="0068491f"/>
    </style:style>
    <style:style style:name="T67" style:family="text">
      <style:text-properties fo:color="#00cc33" officeooo:rsid="0068f272"/>
    </style:style>
    <style:style style:name="T68" style:family="text">
      <style:text-properties officeooo:rsid="001bf795"/>
    </style:style>
    <style:style style:name="T69" style:family="text">
      <style:text-properties officeooo:rsid="0008d203"/>
    </style:style>
    <style:style style:name="T70" style:family="text">
      <style:text-properties fo:color="#666666"/>
    </style:style>
    <style:style style:name="T71" style:family="text">
      <style:text-properties fo:color="#666666" officeooo:rsid="0008d203"/>
    </style:style>
    <style:style style:name="T72" style:family="text">
      <style:text-properties fo:color="#666666" style:font-name="Droid Sans Mono" fo:font-size="10.5pt" fo:font-weight="normal"/>
    </style:style>
    <style:style style:name="T73" style:family="text">
      <style:text-properties fo:color="#666666" style:font-name="Droid Sans Mono" fo:font-size="10.5pt" fo:font-weight="normal" officeooo:rsid="0008d203"/>
    </style:style>
    <style:style style:name="T74" style:family="text">
      <style:text-properties fo:color="#666666" style:font-name="Droid Sans Mono" fo:font-size="10.5pt" fo:font-weight="normal" officeooo:rsid="006d989a"/>
    </style:style>
    <style:style style:name="T75" style:family="text">
      <style:text-properties officeooo:rsid="003eb271"/>
    </style:style>
    <style:style style:name="T76" style:family="text">
      <style:text-properties officeooo:rsid="00409716"/>
    </style:style>
    <style:style style:name="T77" style:family="text">
      <style:text-properties officeooo:rsid="004281a0"/>
    </style:style>
    <style:style style:name="T78" style:family="text">
      <style:text-properties officeooo:rsid="0045ee6c"/>
    </style:style>
    <style:style style:name="T79" style:family="text">
      <style:text-properties officeooo:rsid="003eb271" style:font-size-asian="14pt" style:font-weight-asian="bold" style:font-size-complex="14pt" style:font-weight-complex="bold"/>
    </style:style>
    <style:style style:name="T80" style:family="text">
      <style:text-properties officeooo:rsid="004e5e94" style:font-size-asian="14pt" style:font-weight-asian="bold" style:font-size-complex="14pt" style:font-weight-complex="bold"/>
    </style:style>
    <style:style style:name="T81" style:family="text">
      <style:text-properties officeooo:rsid="004b030d"/>
    </style:style>
    <style:style style:name="T82" style:family="text">
      <style:text-properties officeooo:rsid="004e086c"/>
    </style:style>
    <style:style style:name="T83" style:family="text">
      <style:text-properties officeooo:rsid="004e4fb3"/>
    </style:style>
    <style:style style:name="T84" style:family="text">
      <style:text-properties officeooo:rsid="004e5e94"/>
    </style:style>
    <style:style style:name="T85" style:family="text">
      <style:text-properties officeooo:rsid="004f646b"/>
    </style:style>
    <style:style style:name="T86" style:family="text">
      <style:text-properties officeooo:rsid="0064ef90"/>
    </style:style>
    <style:style style:name="T87" style:family="text">
      <style:text-properties officeooo:rsid="0069b7f2"/>
    </style:style>
    <style:style style:name="T88" style:family="text">
      <style:text-properties officeooo:rsid="006aee15"/>
    </style:style>
    <style:style style:name="T89" style:family="text">
      <style:text-properties officeooo:rsid="006d0999"/>
    </style:style>
    <style:style style:name="T90" style:family="text">
      <style:text-properties officeooo:rsid="006d989a"/>
    </style:style>
    <style:style style:name="T91" style:family="text">
      <style:text-properties officeooo:rsid="006e2c8d"/>
    </style:style>
    <style:style style:name="T92" style:family="text">
      <style:text-properties officeooo:rsid="0071b70c"/>
    </style:style>
    <style:style style:name="T93" style:family="text">
      <style:text-properties officeooo:rsid="007319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ROS Cheat Sheet</text:p>
      <text:p text:style-name="P14"/>
      <text:p text:style-name="P15">Conceitos ROS</text:p>
      <text:p text:style-name="P15"/>
      <text:p text:style-name="P25"><text:tab/>Package - <text:span text:style-name="T52">Módulo de organização do software ROS. Cada pacote deve ser organizado em um diretório próprio e são definidos por um package.xml e um CmakeLists.txt. </text:span></text:p>
      <text:p text:style-name="P25"/>
      <text:p text:style-name="P15"><text:tab/><text:span text:style-name="T33">Node - </text:span><text:span text:style-name="T37">Um processo conectado ao ambiente ROS.</text:span></text:p>
      <text:p text:style-name="P26"/>
      <text:p text:style-name="P15"><text:span text:style-name="T37"><text:tab/></text:span><text:span text:style-name="T33">Topic - </text:span><text:span text:style-name="T37">Canal de comunicação entre nodes do ROS, os processos podem enviar informação para o tópico – publisher – e/ou ler dados – subscriber.</text:span></text:p>
      <text:p text:style-name="P15"><text:span text:style-name="T37"/></text:p>
      <text:p text:style-name="P15"><text:span text:style-name="T37"><text:tab/></text:span><text:span text:style-name="T34">Service -</text:span><text:span text:style-name="T38"> Comunicação e/ou realização de funções de forma síncrona por meio de um sistema request/response entre processos. </text:span></text:p>
      <text:p text:style-name="P26"/>
      <text:p text:style-name="P83">Package</text:p>
      <text:p text:style-name="P8"/>
      <text:p text:style-name="P1"><text:tab/>Por motivos de organização, um pacote do ROS fica contido em um diretório que tenha seu nome. <text:span text:style-name="T1">Mensagens e serviços são especificados em pacotes cujo o nome termina em ‘*_msgs’.</text:span></text:p>
      <text:p text:style-name="P2"/>
      <text:p text:style-name="P2">Exemplo de organização de um projeto:</text:p>
      <text:p text:style-name="P2"/>
      <text:p text:style-name="P2"><text:tab/>- devel</text:p>
      <text:p text:style-name="P2"><text:tab/>- build</text:p>
      <text:p text:style-name="P2"><text:tab/>- src </text:p>
      <text:p text:style-name="P2"><text:tab/> <text:s text:c="4"/>- vision</text:p>
      <text:p text:style-name="P3"><text:tab/> <text:s text:c="4"/>- behavior</text:p>
      <text:p text:style-name="P3"><text:tab/> <text:s text:c="9"/>- navigation</text:p>
      <text:p text:style-name="P3"><text:tab/> <text:s text:c="14"/>- include</text:p>
      <text:p text:style-name="P3"><text:tab/><text:tab/> <text:s text:c="7"/>-<text:span text:style-name="T31">navigation</text:span></text:p>
      <text:p text:style-name="P3"><text:tab/> <text:s text:c="14"/>- launch</text:p>
      <text:p text:style-name="P3"><text:tab/> <text:s text:c="14"/>- src</text:p>
      <text:p text:style-name="P3"><text:tab/> <text:s text:c="14"/>CmakeLists.txt</text:p>
      <text:p text:style-name="P3"><text:tab/> <text:s text:c="14"/>package.xml</text:p>
      <text:p text:style-name="P3"><text:tab/> <text:s text:c="9"/>- behavior_msgs</text:p>
      <text:p text:style-name="P3"><text:tab/> <text:s text:c="14"/>- msg</text:p>
      <text:p text:style-name="P3"><text:tab/> <text:s text:c="14"/>- srv</text:p>
      <text:p text:style-name="P3"><text:tab/> <text:s text:c="14"/>CmakeLists.txt</text:p>
      <text:p text:style-name="P3"><text:tab/> <text:s text:c="14"/>package.xml</text:p>
      <text:p text:style-name="P2"><text:s text:c="5"/></text:p>
      <text:p text:style-name="P2"><text:tab/>A necessidade de modular uma área – <text:span text:style-name="T53">como “behavior”, no exemplo</text:span> - em conjunto de pacotes varia de acordo com o tamanho do projeto.</text:p>
      <text:p text:style-name="P2"/>
      <text:p text:style-name="P9">package.xml</text:p>
      <text:p text:style-name="P4"/>
      <text:p text:style-name="P4"><text:tab/>Esse é um arquivo padrão do ROS que especifica como o ROS deve gerar o pacote especificado. Na tag &lt;depend&gt;, adicionar os pacotes que são dependencias.</text:p>
      <text:p text:style-name="P4"/>
      <text:p text:style-name="P4"/>
      <text:p text:style-name="P4"/>
      <text:p text:style-name="P4"><text:soft-page-break/>Exemplo:</text:p>
      <text:p text:style-name="P89"/>
      <text:p text:style-name="P37"><text:span text:style-name="T69">&lt;?xml version=</text:span><text:span text:style-name="T71">"1.0"?</text:span><text:span text:style-name="T69">&gt;<text:tab/><text:tab/><text:tab/><text:tab/><text:tab/><text:tab/><text:tab/></text:span></text:p>
      <text:p text:style-name="P37">&lt;package format=<text:span text:style-name="T70">"2"</text:span>&gt;<text:tab/><text:tab/><text:tab/><text:tab/><text:tab/><text:tab/><text:tab/></text:p>
      <text:p text:style-name="P37">&lt;name&gt;<text:span text:style-name="T71">package_name</text:span>&lt;/name&gt;<text:tab/><text:tab/><text:tab/><text:tab/><text:tab/></text:p>
      <text:p text:style-name="P37">&lt;version&gt;<text:span text:style-name="T70">0.0.0</text:span>&lt;/version&gt;<text:tab/><text:tab/><text:tab/><text:tab/><text:tab/><text:tab/></text:p>
      <text:p text:style-name="P37">&lt;description&gt;<text:span text:style-name="T70">package </text:span><text:span text:style-name="T71">description</text:span>&lt;/description&gt;<text:tab/><text:tab/><text:tab/></text:p>
      <text:p text:style-name="P37">&lt;maintainer email="<text:a xlink:type="simple" xlink:href="mailto:email@email.com" text:style-name="Internet_20_link" text:visited-style-name="Visited_20_Internet_20_Link"><text:span text:style-name="T69">email</text:span></text:a><text:a xlink:type="simple" xlink:href="mailto:email@email.com" text:style-name="Internet_20_link" text:visited-style-name="Visited_20_Internet_20_Link">@</text:a><text:a xlink:type="simple" xlink:href="mailto:email@email.com" text:style-name="Internet_20_link" text:visited-style-name="Visited_20_Internet_20_Link"><text:span text:style-name="T69">email</text:span></text:a><text:a xlink:type="simple" xlink:href="mailto:email@email.com" text:style-name="Internet_20_link" text:visited-style-name="Visited_20_Internet_20_Link">.com</text:a>"&gt;<text:span text:style-name="T71">name</text:span>&lt;/maintainer&gt;<text:tab/></text:p>
      <text:p text:style-name="P58"><text:span text:style-name="T2">&lt;license&gt;</text:span><text:span text:style-name="T72">TODO</text:span><text:span text:style-name="T2">&lt;/license&gt;<text:tab/><text:tab/><text:tab/><text:tab/><text:tab/><text:tab/></text:span></text:p>
      <text:p text:style-name="P58"><text:span text:style-name="T2">&lt;buildtool_depend&gt;</text:span><text:span text:style-name="T72">catkin</text:span><text:span text:style-name="T2">&lt;/buildtool_depend&gt;<text:tab/><text:tab/><text:tab/></text:span></text:p>
      <text:p text:style-name="P58"><text:span text:style-name="T2">&lt;depend&gt;</text:span><text:span text:style-name="T72">roscpp</text:span><text:span text:style-name="T2">&lt;/depend&gt;<text:tab/><text:tab/><text:tab/><text:tab/><text:tab/><text:tab/></text:span></text:p>
      <text:p text:style-name="P58"><text:span text:style-name="T2">&lt;depend&gt;</text:span><text:span text:style-name="T73">package-</text:span><text:span text:style-name="T74">dependency</text:span><text:span text:style-name="T2">&lt;/depend&gt;<text:tab/><text:tab/><text:tab/><text:tab/></text:span></text:p>
      <text:p text:style-name="P58"><text:span text:style-name="T2">&lt;export&gt;<text:tab/><text:tab/><text:tab/><text:tab/><text:tab/><text:tab/><text:tab/><text:tab/><text:tab/></text:span></text:p>
      <text:p text:style-name="P58"><text:span text:style-name="T2">&lt;/export&gt;<text:tab/><text:tab/><text:tab/><text:tab/><text:tab/><text:tab/><text:tab/><text:tab/><text:tab/></text:span></text:p>
      <text:p text:style-name="P58"><text:span text:style-name="T2">&lt;/package&gt;<text:tab/><text:tab/><text:tab/><text:tab/><text:tab/><text:tab/><text:tab/><text:tab/><text:tab/></text:span></text:p>
      <text:p text:style-name="P4"/>
      <text:p text:style-name="P4"/>
      <text:p text:style-name="P4"/>
      <text:p text:style-name="P10">CmakeLists.txt</text:p>
      <text:p text:style-name="P10"/>
      <text:p text:style-name="P10"><text:tab/><text:span text:style-name="T42">Arquivo que configura a compilação de arquivos C++ do ROS.</text:span></text:p>
      <text:p text:style-name="P10"><text:span text:style-name="T42"/></text:p>
      <text:p text:style-name="P27"><text:span text:style-name="T90">Exemplo de um CmakeLists.txt básico para o ROS:</text:span></text:p>
      <text:p text:style-name="P10"/>
      <text:p text:style-name="P63"><text:span text:style-name="T10">project(</text:span><text:span text:style-name="T11">pkg_name</text:span><text:span text:style-name="T10">)<text:tab/><text:tab/><text:tab/><text:tab/><text:tab/><text:tab/><text:tab/><text:tab/></text:span></text:p>
      <text:p text:style-name="P63"><text:span text:style-name="T2">LIST( APPEND CMAKE_MODULE_PATH ${PROJECT_SOURCE_DIR}/.. )<text:tab/></text:span></text:p>
      <text:p text:style-name="P44">find_package(catkin REQUIRED COMPONENTS<text:tab/><text:tab/><text:tab/><text:tab/></text:p>
      <text:p text:style-name="P44"><text:s text:c="5"/><text:span text:style-name="T89">roscpp<text:tab/><text:tab/><text:tab/><text:tab/><text:tab/><text:tab/><text:tab/><text:tab/><text:tab/></text:span></text:p>
      <text:p text:style-name="P44"><text:s text:c="5"/><text:span text:style-name="T89">package_dependency<text:tab/><text:tab/><text:tab/><text:tab/><text:tab/><text:tab/><text:tab/></text:span></text:p>
      <text:p text:style-name="P51">)<text:tab/><text:tab/><text:tab/><text:tab/><text:tab/><text:tab/><text:tab/><text:tab/><text:tab/><text:tab/></text:p>
      <text:p text:style-name="P44"><text:span text:style-name="T89">catkin_package(<text:tab/><text:tab/><text:tab/><text:tab/><text:tab/><text:tab/><text:tab/><text:tab/></text:span></text:p>
      <text:p text:style-name="P44"><text:s text:c="4"/>INCLUDE_DIRS include<text:tab/><text:tab/><text:tab/><text:tab/><text:tab/><text:tab/><text:tab/></text:p>
      <text:p text:style-name="P44"><text:s text:c="4"/>LIBRARIES <text:span text:style-name="T89">pkg_name<text:tab/><text:tab/><text:tab/><text:tab/><text:tab/><text:tab/><text:tab/></text:span></text:p>
      <text:p text:style-name="P44"><text:s text:c="4"/>CATKIN_DEPENDS roscpp <text:span text:style-name="T89">package_dependency<text:tab/><text:tab/><text:tab/></text:span></text:p>
      <text:p text:style-name="P44">)<text:tab/><text:tab/><text:tab/><text:tab/><text:tab/><text:tab/><text:tab/><text:tab/><text:tab/><text:tab/></text:p>
      <text:p text:style-name="P44">include_directories(include ${catkin_INCLUDE_DIRS})<text:tab/><text:tab/><text:tab/></text:p>
      <text:p text:style-name="P44">add_library(<text:span text:style-name="T89">lib_name</text:span> <text:s/>src/<text:span text:style-name="T89">classFile</text:span>.cpp)<text:tab/><text:tab/><text:tab/><text:tab/><text:tab/></text:p>
      <text:p text:style-name="P44">add_executable( <text:span text:style-name="T90">node_name</text:span> src/<text:span text:style-name="T90">main</text:span>_<text:span text:style-name="T90">file</text:span>.cpp)<text:tab/><text:tab/><text:tab/><text:tab/></text:p>
      <text:p text:style-name="P44">target_link_libraries(<text:span text:style-name="T91">node_name</text:span> <text:span text:style-name="T91">lib_name</text:span> ${catkin_LIBRARIES})<text:tab/></text:p>
      <text:p text:style-name="P111"/>
      <text:p text:style-name="P111">Launch</text:p>
      <text:p text:style-name="P111"><text:tab/></text:p>
      <text:p text:style-name="P129"><text:tab/>Arquivos launch servem para a inicialização de diversos nodes ao mesmo tempo, com a possibilidade de passar parâmetros para estes. <text:span text:style-name="T32">Esses arquivos devem ficar em uma pasta “launch” dentro do pacote em questão.</text:span></text:p>
      <text:p text:style-name="P136"><text:span text:style-name="T68"><text:tab/>Exemplo:</text:span></text:p>
      <text:p text:style-name="P136"/>
      <text:p text:style-name="P142">&lt;launch&gt;<text:tab/><text:tab/><text:tab/><text:tab/><text:tab/><text:tab/><text:tab/><text:tab/><text:tab/><text:tab/><text:tab/><text:tab/><text:tab/></text:p>
      <text:p text:style-name="P140"><text:s text:c="3"/>&lt;include file="$(find <text:span text:style-name="T87">pkg</text:span>_<text:span text:style-name="T87">name</text:span>)/launch/<text:span text:style-name="T87">launch</text:span>_<text:span text:style-name="T87">file</text:span>.launch"/&gt;<text:tab/><text:tab/><text:tab/><text:tab/><text:tab/></text:p>
      <text:p text:style-name="P140"><text:s text:c="3"/>&lt;arg name="<text:span text:style-name="T87">param</text:span>" default="<text:span text:style-name="T87">defaultValue</text:span>"/&gt;<text:tab/><text:tab/><text:tab/><text:tab/><text:tab/><text:tab/><text:tab/></text:p>
      <text:p text:style-name="P140"><text:s text:c="3"/>&lt;param name="<text:span text:style-name="T87">pkg_name/param_name</text:span>" value="$(arg <text:span text:style-name="T87">param</text:span>)"/&gt;<text:tab/><text:tab/><text:tab/><text:tab/></text:p>
      <text:p text:style-name="P140"><text:s text:c="3"/>&lt;node name="<text:span text:style-name="T88">node</text:span>" pkg="<text:span text:style-name="T87">pkg_name</text:span>" type="<text:span text:style-name="T87">node_name</text:span>" output="screen" &gt; &lt;/node&gt;<text:tab/></text:p>
      <text:p text:style-name="P140">&lt;/launch&gt;<text:tab/><text:tab/><text:tab/><text:tab/><text:tab/><text:tab/><text:tab/><text:tab/><text:tab/><text:tab/><text:tab/><text:tab/><text:tab/></text:p>
      <text:p text:style-name="P140"/>
      <text:p text:style-name="P138"/>
      <text:p text:style-name="P92"><text:soft-page-break/><text:tab/>- “include” permite a inclusão de um outro launch.</text:p>
      <text:p text:style-name="P92"><text:tab/>- “arg” e “param” permitem a criação de parâmetros que poderão ser acessados pelos nodes.</text:p>
      <text:p text:style-name="P92"><text:tab/>- “node” permite a inicialização de um node, <text:span text:style-name="T88">cujo o nome do executável é “node_name”.</text:span></text:p>
      <text:p text:style-name="P92"/>
      <text:p text:style-name="P94"><text:s/><text:span text:style-name="T54">Include e Src</text:span></text:p>
      <text:p text:style-name="P92"/>
      <text:p text:style-name="P92"><text:tab/><text:span text:style-name="T54">Nessas pastas ficam contidos os headers e sources do código, para facilitar a configuração do CmaakeLists.txt, os headers ficam dentro de uma pasta com o nome do pacote dentro da pasta “include”.</text:span></text:p>
      <text:p text:style-name="P53"/>
      <text:p text:style-name="P123"/>
      <text:p text:style-name="P87">Messages</text:p>
      <text:p text:style-name="P28"/>
      <text:p text:style-name="P28"><text:tab/>As mensagens fornecem um protocolo de comunicação entre os nodes do ROS, <text:span text:style-name="T92">os arquivos “.msg” e “.srv” são compilados em headers “.h” que podem ser incluidos utilizando:</text:span></text:p>
      <text:p text:style-name="P28"/>
      <text:p text:style-name="P52">#include &lt;pkg_name/message_file.h&gt;</text:p>
      <text:p text:style-name="P11"/>
      <text:p text:style-name="P108"><text:tab/><text:span text:style-name="T43">Uma vez incluidos, é possível criar variáveis do tipo da mensagem e acessar seus campos utilizando o operador ponto:</text:span></text:p>
      <text:p text:style-name="P108"><text:span text:style-name="T43"/></text:p>
      <text:p text:style-name="P110"><text:span text:style-name="T27">pkg_name::message_file newVariable;<text:tab/></text:span></text:p>
      <text:p text:style-name="P110"><text:span text:style-name="T27">newVariable.field = data;<text:tab/><text:tab/><text:tab/></text:span></text:p>
      <text:p text:style-name="P11"/>
      <text:p text:style-name="P109"><text:tab/><text:span text:style-name="T44">Existem inúmeras mensagens fornecidas pelo ROS, mas também é possível criar novas caso haja necessidade. Algumas mensagens já fornecidas podem ser encontradas nas seguintes referências: </text:span><text:a xlink:type="simple" xlink:href="http://wiki.ros.org/std_msgs" text:style-name="Internet_20_link" text:visited-style-name="Visited_20_Internet_20_Link"><text:span text:style-name="T45">http://wiki.ros.org/std_msgs</text:span></text:a><text:span text:style-name="T45"> e </text:span><text:a xlink:type="simple" xlink:href="http://wiki.ros.org/geometry_msgs" text:style-name="Internet_20_link" text:visited-style-name="Visited_20_Internet_20_Link"><text:span text:style-name="T45">http://wiki.ros.org/geometry_msgs</text:span></text:a><text:span text:style-name="T45"> </text:span></text:p>
      <text:p text:style-name="P11"><text:span text:style-name="T44"/></text:p>
      <text:p text:style-name="P11">Custom Messages</text:p>
      <text:p text:style-name="P11"/>
      <text:p text:style-name="P16"><text:tab/>Adicionados ao folder “msg” do pacote “*_msgs” que deve depender do pacote “message_generation” os arquivos “.msg” permitem a criação de mensagens customizadas que podem ser utilizadas em tópicos.</text:p>
      <text:p text:style-name="P16"><text:tab/><text:span text:style-name="T21">Exemplo:</text:span></text:p>
      <text:p text:style-name="P16"><text:tab/></text:p>
      <text:p text:style-name="P31">bool <text:s text:c="39"/>flag<text:tab/><text:tab/><text:tab/></text:p>
      <text:p text:style-name="P31">int32[] <text:s text:c="35"/>intVector<text:tab/><text:tab/></text:p>
      <text:p text:style-name="P31">float32 <text:s text:c="34"/>doubleVariable<text:tab/></text:p>
      <text:p text:style-name="P31">string <text:s text:c="36"/>name<text:tab/><text:tab/></text:p>
      <text:p text:style-name="P33">package_msgs/custom_msg <text:s/>data<text:tab/><text:tab/></text:p>
      <text:p text:style-name="P5"/>
      <text:p text:style-name="P17"><text:tab/><text:span text:style-name="T22">Uma mensagem pode ser composta de outras mensagens – como o caso do campo “data”. Os tipos nativos estão listados em: </text:span><text:a xlink:type="simple" xlink:href="http://wiki.ros.org/msg" text:style-name="Internet_20_link" text:visited-style-name="Visited_20_Internet_20_Link"><text:span text:style-name="T22">http://wiki.ros.org/msg</text:span></text:a><text:span text:style-name="T22"> </text:span></text:p>
      <text:p text:style-name="P1"/>
      <text:p text:style-name="P12">Services Messages</text:p>
      <text:p text:style-name="P19"/>
      <text:p text:style-name="P20"><text:span text:style-name="T23"><text:tab/>Adicionados ao folder “srv” do pacote “*_msgs” que deve depender do pacote “message_generation” os arquivos “.srv” definem um serviço do ROS, a estrutura é semelhante a uma mensagem porém composta por dois campos separados por “</text:span><text:span text:style-name="T24">---</text:span><text:span text:style-name="T23">”: request e response, respectivamente.</text:span></text:p>
      <text:p text:style-name="P18"><text:tab/><text:span text:style-name="T21">Exemplo:</text:span></text:p>
      <text:p text:style-name="P30"><text:tab/></text:p>
      <text:p text:style-name="P32"><text:soft-page-break/>bool <text:s text:c="39"/>flag<text:tab/><text:tab/><text:tab/></text:p>
      <text:p text:style-name="P32">int32[] <text:s text:c="35"/>intVector<text:tab/><text:tab/></text:p>
      <text:p text:style-name="P32">float32 <text:s text:c="34"/>doubleVariable<text:tab/></text:p>
      <text:p text:style-name="P32">---<text:tab/><text:tab/><text:tab/> <text:s text:c="26"/><text:tab/><text:tab/></text:p>
      <text:p text:style-name="P7"><text:span text:style-name="T3">bool</text:span><text:span text:style-name="T2"> <text:s/><text:tab/><text:tab/><text:tab/><text:tab/> <text:s text:c="3"/></text:span><text:span text:style-name="T3">response</text:span><text:span text:style-name="T2"><text:tab/><text:tab/></text:span></text:p>
      <text:p text:style-name="P20"><text:tab/></text:p>
      <text:p text:style-name="P6"/>
      <text:p text:style-name="P21"><text:tab/><text:span text:style-name="T30">Para mais informações: </text:span><text:a xlink:type="simple" xlink:href="http://wiki.ros.org/srv" text:style-name="Internet_20_link" text:visited-style-name="Visited_20_Internet_20_Link"><text:span text:style-name="T30">http://wiki.ros.org/srv</text:span></text:a></text:p>
      <text:p text:style-name="P91"/>
      <text:p text:style-name="P84">Node</text:p>
      <text:p text:style-name="P116"/>
      <text:p text:style-name="P117"><text:tab/>Um processo no ambiente ROS <text:span text:style-name="T56">que pode ser executado por meio do comando “rosrun”. Para criar um node criamos pelo menos 3 arquivos: o header, um “.cpp” que define a classe principal e outro “.cpp” para a função “main”.</text:span></text:p>
      <text:p text:style-name="P117"/>
      <text:p text:style-name="P118"><text:span text:style-name="T56"><text:tab/>A classe principal do node deve receber pelo menos um ros::NodeHandle em seu construtor, que será utilizado para comunicar com o ambiente ROS, é possível receber ros::NodeHandle privados, porém essa abordagem não será tratada nesse documento. O nodeHandle também é utilizado para a criação de timers que executarão funções de tempo em tempo.</text:span></text:p>
      <text:p text:style-name="P118"/>
      <text:p text:style-name="P118"><text:span text:style-name="T56"><text:tab/>Exemplo:</text:span></text:p>
      <text:p text:style-name="P118"/>
      <text:p text:style-name="P127">Header da classe:</text:p>
      <text:p text:style-name="P118"/>
      <text:p text:style-name="P34"><text:span text:style-name="T55">#ifndef NEWNODE_H<text:tab/><text:tab/><text:tab/><text:tab/></text:span></text:p>
      <text:p text:style-name="P56"><text:span text:style-name="T2">#define </text:span><text:span text:style-name="T5">NEWNODE</text:span><text:span text:style-name="T2">_H<text:tab/><text:tab/><text:tab/><text:tab/></text:span></text:p>
      <text:p text:style-name="P56"><text:span text:style-name="T2">#include "ros/ros.h"<text:tab/><text:tab/><text:tab/><text:tab/><text:tab/></text:span></text:p>
      <text:p text:style-name="P56"><text:span text:style-name="T4">class </text:span><text:span text:style-name="T5">NewNode <text:tab/><text:tab/><text:tab/><text:tab/><text:tab/></text:span></text:p>
      <text:p text:style-name="P56"><text:span text:style-name="T2">{<text:tab/><text:tab/><text:tab/><text:tab/><text:tab/><text:tab/><text:tab/></text:span></text:p>
      <text:p text:style-name="P56"><text:span text:style-name="T2">public:<text:tab/><text:tab/><text:tab/><text:tab/><text:tab/><text:tab/><text:tab/></text:span></text:p>
      <text:p text:style-name="P56"><text:span text:style-name="T5"><text:s text:c="4"/>NewNode</text:span><text:span text:style-name="T2">(ros::NodeHandle nh_);<text:tab/><text:tab/></text:span></text:p>
      <text:p text:style-name="P57"><text:span text:style-name="T4">private:<text:tab/><text:tab/><text:tab/><text:tab/><text:tab/><text:tab/></text:span></text:p>
      <text:p text:style-name="P57"><text:span text:style-name="T64"><text:s text:c="3"/>//ROS Node</text:span><text:span text:style-name="T60"><text:tab/><text:tab/><text:tab/><text:tab/><text:tab/><text:tab/></text:span></text:p>
      <text:p text:style-name="P59"><text:span text:style-name="T60"><text:s text:c="4"/></text:span><text:span text:style-name="T2">ros::NodeHandle nh;<text:tab/><text:tab/><text:tab/><text:tab/></text:span></text:p>
      <text:p text:style-name="P59"><text:span text:style-name="T64">//ROS Timers<text:tab/></text:span><text:span text:style-name="T60"><text:tab/><text:tab/><text:tab/><text:tab/><text:tab/></text:span></text:p>
      <text:p text:style-name="P57"><text:span text:style-name="T61"><text:s text:c="3"/></text:span><text:span text:style-name="T6">r</text:span><text:span text:style-name="T2">os::Timer runTimer;<text:tab/><text:tab/><text:tab/><text:tab/></text:span></text:p>
      <text:p text:style-name="P57"><text:span text:style-name="T64"><text:s text:c="3"/>//Methods<text:tab/></text:span><text:span text:style-name="T60"><text:tab/><text:tab/><text:tab/><text:tab/><text:tab/></text:span></text:p>
      <text:p text:style-name="P64"><text:span text:style-name="T2"><text:s text:c="3"/>void runCallBack(const ros::TimerEvent&amp;); <text:s text:c="3"/></text:span></text:p>
      <text:p text:style-name="P56"><text:span text:style-name="T4">};<text:tab/><text:tab/><text:tab/><text:tab/><text:tab/><text:tab/><text:tab/></text:span></text:p>
      <text:p text:style-name="P56"><text:span text:style-name="T2">#endif <text:tab/><text:tab/><text:tab/><text:tab/><text:tab/><text:tab/></text:span></text:p>
      <text:p text:style-name="P128"/>
      <text:p text:style-name="P127"/>
      <text:p text:style-name="P127"/>
      <text:p text:style-name="P127"/>
      <text:p text:style-name="P127">Cpp da classe:</text:p>
      <text:p text:style-name="P127"/>
      <text:p text:style-name="P34"><text:span text:style-name="T57">NewNode::NewNode(ros::NodeHandle nh_) : nh(nh_)<text:tab/><text:tab/><text:tab/><text:tab/><text:tab/></text:span></text:p>
      <text:p text:style-name="P43">{<text:tab/><text:tab/><text:tab/><text:tab/><text:tab/><text:tab/><text:tab/><text:tab/><text:tab/><text:tab/><text:tab/><text:tab/></text:p>
      <text:p text:style-name="P43"><text:s text:c="3"/><text:span text:style-name="T63">// </text:span><text:span text:style-name="T66">Caso tenha algum par</text:span><text:span text:style-name="T67">â</text:span><text:span text:style-name="T66">metro com o nome especificado passa o valor para a </text:span></text:p>
      <text:p text:style-name="P43"><text:span text:style-name="T63"><text:s text:c="3"/>// </text:span><text:span text:style-name="T66">variável “paramName”</text:span><text:span text:style-name="T63"><text:tab/><text:tab/></text:span><text:tab/><text:tab/><text:tab/><text:tab/><text:tab/><text:tab/><text:tab/></text:p>
      <text:p text:style-name="P42"><text:s text:c="4"/>if (!nh.getParam("<text:span text:style-name="T86">pkg_name</text:span>/<text:span text:style-name="T86">paramName</text:span>", <text:span text:style-name="T86">param</text:span>Name))<text:tab/><text:tab/><text:tab/><text:tab/></text:p>
      <text:p text:style-name="P42"><text:s text:c="3"/>{<text:tab/><text:tab/><text:tab/><text:tab/><text:tab/><text:tab/><text:tab/><text:tab/><text:tab/><text:tab/><text:tab/><text:tab/></text:p>
      <text:p text:style-name="P42"><text:span text:style-name="T86"><text:s text:c="8"/>param</text:span>Name = <text:span text:style-name="T86">default;<text:tab/><text:tab/><text:tab/><text:tab/><text:tab/><text:tab/><text:tab/><text:tab/></text:span></text:p>
      <text:p text:style-name="P42"><text:s text:c="3"/>}<text:tab/><text:tab/><text:tab/><text:tab/><text:tab/><text:tab/><text:tab/><text:tab/><text:tab/><text:tab/><text:tab/><text:tab/></text:p>
      <text:p text:style-name="P42"><text:tab/><text:tab/><text:tab/><text:tab/><text:tab/><text:tab/><text:tab/><text:tab/><text:tab/><text:tab/><text:tab/><text:tab/></text:p>
      <text:p text:style-name="P35"><text:soft-page-break/><text:s text:c="4"/>dt = 0.1;<text:tab/><text:tab/><text:tab/><text:tab/><text:tab/><text:tab/><text:tab/><text:tab/><text:tab/><text:tab/><text:tab/></text:p>
      <text:p text:style-name="P34"><text:s text:c="4"/>runTimer = nh.createTimer(ros::Duration(dt), &amp;<text:span text:style-name="T57">NewNode</text:span>::runCallBack, this);<text:tab/></text:p>
      <text:p text:style-name="P36">}<text:tab/><text:tab/><text:tab/><text:tab/><text:tab/><text:tab/><text:tab/><text:tab/><text:tab/><text:tab/><text:tab/><text:tab/></text:p>
      <text:p text:style-name="P36">void AlignBody::runCallBack(const ros::TimerEvent &amp;)<text:tab/><text:tab/><text:tab/><text:tab/><text:tab/></text:p>
      <text:p text:style-name="P36">{<text:tab/><text:tab/><text:tab/><text:tab/><text:tab/><text:tab/><text:tab/><text:tab/><text:tab/><text:tab/><text:tab/><text:tab/></text:p>
      <text:p text:style-name="P36"><text:s text:c="4"/><text:span text:style-name="T63">//</text:span><text:span text:style-name="T65">Código para ser executado a cada dt segundos<text:tab/><text:tab/></text:span><text:span text:style-name="T62"><text:tab/><text:tab/><text:tab/></text:span></text:p>
      <text:p text:style-name="P36"><text:span text:style-name="T62">}<text:tab/><text:tab/><text:tab/><text:tab/><text:tab/><text:tab/><text:tab/><text:tab/><text:tab/><text:tab/><text:tab/><text:tab/></text:span></text:p>
      <text:p text:style-name="P45"/>
      <text:p text:style-name="P54">Cpp da main:</text:p>
      <text:p text:style-name="P118"><text:span text:style-name="T56"><text:s/></text:span></text:p>
      <text:p text:style-name="P38"><text:span text:style-name="T55">#include "ros/ros.h"<text:tab/><text:tab/><text:tab/><text:tab/><text:tab/></text:span></text:p>
      <text:p text:style-name="P59"><text:span text:style-name="T2">#include "</text:span><text:span text:style-name="T7">new_node</text:span><text:span text:style-name="T2">/</text:span><text:span text:style-name="T7">new_node.</text:span><text:span text:style-name="T2">h"<text:tab/><text:tab/></text:span></text:p>
      <text:p text:style-name="P59"><text:span text:style-name="T2">int main(int argc, char **argv)<text:tab/><text:tab/><text:tab/></text:span></text:p>
      <text:p text:style-name="P60"><text:span text:style-name="T2">{<text:tab/><text:tab/><text:tab/><text:tab/><text:tab/><text:tab/><text:tab/></text:span></text:p>
      <text:p text:style-name="P60"><text:span text:style-name="T2"><text:s text:c="4"/>ros::init (argc, argv, "</text:span><text:span text:style-name="T7">NewNode</text:span><text:span text:style-name="T2">Node");<text:tab/></text:span></text:p>
      <text:p text:style-name="P60"><text:span text:style-name="T2"><text:s text:c="4"/>ros::NodeHandle nh;<text:tab/><text:tab/><text:tab/><text:tab/></text:span></text:p>
      <text:p text:style-name="P60"><text:span text:style-name="T7"><text:s text:c="4"/>NewNode</text:span><text:span text:style-name="T2"> </text:span><text:span text:style-name="T7">newnode</text:span><text:span text:style-name="T2">_node(nh);<text:tab/><text:tab/><text:tab/></text:span></text:p>
      <text:p text:style-name="P60"><text:span text:style-name="T2"><text:s text:c="4"/>ros::spin();<text:tab/><text:tab/><text:tab/><text:tab/><text:tab/><text:tab/></text:span></text:p>
      <text:p text:style-name="P60"><text:span text:style-name="T2"><text:s text:c="4"/>return 0;<text:tab/><text:tab/><text:tab/><text:tab/><text:tab/><text:tab/></text:span></text:p>
      <text:p text:style-name="P60"><text:span text:style-name="T2">}<text:tab/><text:tab/><text:tab/><text:tab/><text:tab/><text:tab/><text:tab/></text:span></text:p>
      <text:p text:style-name="P131"/>
      <text:p text:style-name="P131"/>
      <text:p text:style-name="P85">Topic</text:p>
      <text:p text:style-name="P132"/>
      <text:p text:style-name="P95"><text:s text:c="2"/>Publisher</text:p>
      <text:p text:style-name="P132"/>
      <text:p text:style-name="P134"><text:tab/>Header:</text:p>
      <text:p text:style-name="P66"><text:span text:style-name="T2">ros::Publisher publisher;</text:span></text:p>
      <text:p text:style-name="P65"/>
      <text:p text:style-name="P134"><text:tab/>Constructor:</text:p>
      <text:p text:style-name="P134"/>
      <text:p text:style-name="P46">publisher = nh.advertise&lt;std_msgs::Bool&gt;("<text:span text:style-name="T75">pkg_name</text:span>/<text:span text:style-name="T75">topic_name</text:span>", 1);</text:p>
      <text:p text:style-name="P132"/>
      <text:p text:style-name="P134"><text:tab/>Method:</text:p>
      <text:p text:style-name="P39"><text:span text:style-name="T75">std_msgs::Bool msg;<text:tab/></text:span></text:p>
      <text:p text:style-name="P39">msg.data = true;<text:tab/><text:tab/></text:p>
      <text:p text:style-name="P39">publisher.publish(msg);<text:tab/></text:p>
      <text:p text:style-name="P135"/>
      <text:p text:style-name="P134"><text:tab/>Nos exemplos, foi publicado em um tópico que usa uma mensagem do tipo “std_msgs::Bool”, porém, qualquer outro tipo de mensagem de ROS poderia ser utilizado. O nome “topic_name” é criado pelo programador, mas é ideal utilizar o nome do pacote antes - “<text:span text:style-name="T76">pkg_name/</text:span>”.</text:p>
      <text:p text:style-name="P134"/>
      <text:p text:style-name="P96"><text:s text:c="2"/><text:span text:style-name="T77">Subscriber</text:span></text:p>
      <text:p text:style-name="P96"/>
      <text:p text:style-name="P97"><text:tab/><text:span text:style-name="T37">Header:</text:span></text:p>
      <text:p text:style-name="P119"><text:span text:style-name="T36"/></text:p>
      <text:p text:style-name="P47">ros::Subscriber <text:span text:style-name="T78">subscriber</text:span>;<text:tab/><text:tab/><text:tab/><text:tab/><text:tab/><text:tab/></text:p>
      <text:p text:style-name="P55"><text:span text:style-name="T58">void </text:span><text:span text:style-name="T59">subCallback</text:span><text:span text:style-name="T58">(const </text:span><text:span text:style-name="T59">std</text:span><text:span text:style-name="T58">_msgs::</text:span><text:span text:style-name="T59">Bool</text:span><text:span text:style-name="T58">::ConstPtr &amp;msg);<text:tab/></text:span></text:p>
      <text:p text:style-name="P101"><text:span text:style-name="T37"/></text:p>
      <text:p text:style-name="P97"><text:span text:style-name="T37"><text:tab/></text:span><text:span text:style-name="T39">Constructor:</text:span></text:p>
      <text:p text:style-name="P102"/>
      <text:p text:style-name="P68"><text:span text:style-name="T8">subscriber</text:span><text:span text:style-name="T2"> = nh.subscribe&lt;</text:span><text:span text:style-name="T8">std_msgs::Bool</text:span><text:span text:style-name="T2">&gt;("</text:span><text:span text:style-name="T8">pkg_name</text:span><text:span text:style-name="T2">/</text:span><text:span text:style-name="T8">topic_name</text:span><text:span text:style-name="T2">", 1,&amp;</text:span><text:span text:style-name="T8">NewNode</text:span><text:span text:style-name="T2">::</text:span><text:span text:style-name="T8">subCallback</text:span><text:span text:style-name="T2">, this);<text:tab/></text:span></text:p>
      <text:p text:style-name="P101"><text:soft-page-break/><text:span text:style-name="T39"/></text:p>
      <text:p text:style-name="P112"><text:span text:style-name="T39"><text:tab/>Method:</text:span></text:p>
      <text:p text:style-name="P112"><text:span text:style-name="T39"/></text:p>
      <text:p text:style-name="P114"><text:span text:style-name="T25">void </text:span><text:span text:style-name="T26">NewNode</text:span><text:span text:style-name="T25">::</text:span><text:span text:style-name="T26">subCallback</text:span><text:span text:style-name="T25">(const </text:span><text:span text:style-name="T26">std</text:span><text:span text:style-name="T25">_msgs::</text:span><text:span text:style-name="T26">Bool</text:span><text:span text:style-name="T25">::ConstPtr &amp;msg)<text:tab/><text:tab/><text:tab/></text:span></text:p>
      <text:p text:style-name="P40">{<text:tab/><text:tab/><text:tab/><text:tab/><text:tab/><text:tab/><text:tab/><text:tab/><text:tab/><text:tab/><text:tab/><text:tab/></text:p>
      <text:p text:style-name="P40"><text:s text:c="2"/><text:span text:style-name="T81">data</text:span> = msg-&gt;<text:span text:style-name="T81">data</text:span>;<text:tab/><text:tab/><text:tab/><text:tab/><text:tab/><text:tab/><text:tab/><text:tab/><text:tab/></text:p>
      <text:p text:style-name="P122"><text:span text:style-name="T28">}<text:tab/><text:tab/><text:tab/><text:tab/><text:tab/><text:tab/><text:tab/><text:tab/><text:tab/><text:tab/><text:tab/><text:tab/></text:span></text:p>
      <text:p text:style-name="P124"/>
      <text:p text:style-name="P124"><text:span text:style-name="T29"/></text:p>
      <text:p text:style-name="P86">Service</text:p>
      <text:p text:style-name="P86"/>
      <text:p text:style-name="P100"><text:span text:style-name="T37"><text:tab/></text:span><text:span text:style-name="T40">Um serviço no ROS permite a execução de função de forma síncrona entre dois processos. O node que oferece o serviço - server - deve retornar um booleano que indica </text:span><text:span text:style-name="T41">se</text:span><text:span text:style-name="T40"> o serviço foi executado com sucesso e pode retornar uma resposta. </text:span><text:span text:style-name="T41">Como o serviço é síncrono, o método “call” chamado pelo cliente trava a execução do node cliente enquando o servidor não retornar o booleano.</text:span></text:p>
      <text:p text:style-name="P100"><text:span text:style-name="T41"/></text:p>
      <text:p text:style-name="P105"><text:s text:c="2"/>Server<text:tab/></text:p>
      <text:p text:style-name="P105"/>
      <text:p text:style-name="P99"><text:span text:style-name="T37"><text:tab/>Header:</text:span></text:p>
      <text:p text:style-name="P99"><text:span text:style-name="T37"/></text:p>
      <text:p text:style-name="P62"><text:span text:style-name="T16">ros::ServiceServer service;<text:tab/><text:tab/><text:tab/><text:tab/><text:tab/><text:tab/></text:span></text:p>
      <text:p text:style-name="P62"><text:span text:style-name="T16">bool </text:span><text:span text:style-name="T17">srvMethod</text:span><text:span text:style-name="T16">(</text:span><text:span text:style-name="T9">project_msgs::ServiceSrv</text:span><text:span text:style-name="T16">::Reques</text:span><text:span text:style-name="T17">t </text:span><text:span text:style-name="T16">&amp;rqt,<text:tab/><text:tab/></text:span><text:span text:style-name="T9">project_msgs::ServiceSrv</text:span><text:span text:style-name="T2">::Response &amp;res); <text:tab/><text:tab/></text:span></text:p>
      <text:p text:style-name="P104"><text:span text:style-name="T37"/></text:p>
      <text:p text:style-name="P99"><text:span text:style-name="T39"><text:tab/>Constructor:</text:span></text:p>
      <text:p text:style-name="P99"><text:span text:style-name="T39"/></text:p>
      <text:p text:style-name="P70"><text:span text:style-name="T14">service = nh.advertiseService("</text:span><text:span text:style-name="T20">pkg_name</text:span><text:span text:style-name="T2">/</text:span><text:span text:style-name="T20">service_name</text:span><text:span text:style-name="T14">", &amp;</text:span><text:span text:style-name="T15">NewNode</text:span><text:span text:style-name="T14">::</text:span><text:span text:style-name="T15">srvMethod</text:span><text:span text:style-name="T14">, this);</text:span></text:p>
      <text:p text:style-name="P99"><text:span text:style-name="T39"/></text:p>
      <text:p text:style-name="P99"><text:span text:style-name="T39"><text:tab/>Method:</text:span></text:p>
      <text:p text:style-name="P99"><text:span text:style-name="T39"/></text:p>
      <text:p text:style-name="P71"><text:span text:style-name="T13">bool </text:span><text:span text:style-name="T18">NewNode::</text:span><text:span text:style-name="T17">srvMethod</text:span><text:span text:style-name="T13">(</text:span><text:span text:style-name="T12">project_msgs::ServiceSrv</text:span><text:span text:style-name="T13">::Reques</text:span><text:span text:style-name="T17">t </text:span><text:span text:style-name="T13">&amp;rqt,<text:tab/><text:tab/></text:span><text:span text:style-name="T12">project_msgs::ServiceSrv</text:span><text:span text:style-name="T14">::Response &amp;res)<text:tab/><text:tab/><text:tab/><text:tab/></text:span></text:p>
      <text:p text:style-name="P72"><text:span text:style-name="T18">{<text:tab/><text:tab/><text:tab/><text:tab/><text:tab/><text:tab/><text:tab/><text:tab/><text:tab/><text:tab/><text:tab/></text:span></text:p>
      <text:p text:style-name="P72"><text:span text:style-name="T19"><text:s text:c="4"/>res.data = data;<text:tab/><text:tab/><text:tab/><text:tab/><text:tab/><text:tab/><text:tab/></text:span><text:span text:style-name="T18"> <text:s text:c="3"/><text:tab/><text:tab/></text:span></text:p>
      <text:p text:style-name="P72"><text:span text:style-name="T18"><text:s text:c="4"/>return true;<text:tab/><text:tab/><text:tab/><text:tab/><text:tab/><text:tab/><text:tab/><text:tab/><text:tab/></text:span></text:p>
      <text:p text:style-name="P71"><text:span text:style-name="T18">}<text:tab/><text:tab/><text:tab/><text:tab/><text:tab/><text:tab/><text:tab/><text:tab/><text:tab/><text:tab/><text:tab/></text:span></text:p>
      <text:p text:style-name="P73"><text:span text:style-name="T14"/></text:p>
      <text:p text:style-name="P105"><text:s text:c="2"/>Client</text:p>
      <text:p text:style-name="P105"/>
      <text:p text:style-name="P98"><text:span text:style-name="T37"><text:tab/>Header:</text:span></text:p>
      <text:p text:style-name="P121"/>
      <text:p text:style-name="P49">ros::ServiceClient <text:span text:style-name="T83">serviceClient</text:span>;</text:p>
      <text:p text:style-name="P49"/>
      <text:p text:style-name="P98"><text:span text:style-name="T39"><text:tab/>Constructor:</text:span></text:p>
      <text:p text:style-name="P133"/>
      <text:p text:style-name="P50"><text:span text:style-name="T82">client</text:span> = nh.serviceClient&lt;<text:span text:style-name="T85">project</text:span>_msgs::<text:span text:style-name="T85">ServiceS</text:span>rv&gt;("<text:span text:style-name="T85">pkg_name</text:span>/<text:span text:style-name="T85">service_name</text:span>");</text:p>
      <text:p text:style-name="P120"/>
      <text:p text:style-name="P103"><text:span text:style-name="T39"/></text:p>
      <text:p text:style-name="P103"><text:span text:style-name="T39"/></text:p>
      <text:p text:style-name="P103"><text:span text:style-name="T39"/></text:p>
      <text:p text:style-name="P103"><text:span text:style-name="T39"/></text:p>
      <text:p text:style-name="P103"><text:span text:style-name="T39"/></text:p>
      <text:p text:style-name="P113"><text:soft-page-break/><text:span text:style-name="T39"><text:tab/>Method:</text:span></text:p>
      <text:p text:style-name="P126"><text:span text:style-name="T39"/></text:p>
      <text:p text:style-name="P48"><text:span text:style-name="T84">{<text:tab/><text:tab/><text:tab/><text:tab/><text:tab/><text:tab/><text:tab/></text:span></text:p>
      <text:p text:style-name="P48"><text:s text:c="3"/><text:span text:style-name="T84">project_msgs::ServiceSrv serviceMsg<text:tab/><text:tab/></text:span></text:p>
      <text:p text:style-name="P41"><text:span text:style-name="T79"><text:s text:c="3"/></text:span><text:span text:style-name="T80">serviceMsg</text:span><text:span text:style-name="T79">.request.</text:span><text:span text:style-name="T80">flag</text:span><text:span text:style-name="T79"> = false;<text:tab/><text:tab/></text:span></text:p>
      <text:p text:style-name="P41"><text:s text:c="3"/><text:span text:style-name="T80">serviceMsg</text:span>.request.<text:span text:style-name="T84">otherMsg</text:span> = <text:span text:style-name="T84">other</text:span>Msg;<text:tab/></text:p>
      <text:p text:style-name="P61"><text:span text:style-name="T2"><text:s text:c="3"/></text:span><text:span text:style-name="T9">serviceMsg</text:span><text:span text:style-name="T2">.request.</text:span><text:span text:style-name="T12">doubleVar</text:span><text:span text:style-name="T2"> = </text:span><text:span text:style-name="T12">2.5</text:span><text:span text:style-name="T2">;<text:tab/><text:tab/></text:span></text:p>
      <text:p text:style-name="P61"><text:span text:style-name="T12"><text:s text:c="3"/>if(client</text:span><text:span text:style-name="T2">.call(</text:span><text:span text:style-name="T12">service</text:span><text:span text:style-name="T2">Srv)</text:span><text:span text:style-name="T12">)<text:tab/><text:tab/><text:tab/><text:tab/></text:span></text:p>
      <text:p text:style-name="P61"><text:span text:style-name="T12"><text:s text:c="2"/>{<text:tab/><text:tab/><text:tab/><text:tab/><text:tab/><text:tab/><text:tab/></text:span></text:p>
      <text:p text:style-name="P61"><text:span text:style-name="T12"><text:s text:c="6"/>data = <text:s/></text:span><text:span text:style-name="T9">serviceMsg.response.data;<text:tab/><text:tab/></text:span></text:p>
      <text:p text:style-name="P67"><text:span text:style-name="T12"><text:s text:c="2"/>}<text:tab/><text:tab/><text:tab/><text:tab/><text:tab/><text:tab/><text:tab/></text:span></text:p>
      <text:p text:style-name="P61"><text:span text:style-name="T12">}<text:tab/><text:tab/><text:tab/><text:tab/><text:tab/><text:tab/><text:tab/></text:span></text:p>
      <text:p text:style-name="P69"/>
      <text:p text:style-name="P125"/>
      <text:p text:style-name="P74">Principais Comandos</text:p>
      <text:p text:style-name="P74"/>
      <text:p text:style-name="P74"><text:span text:style-name="T46"><text:tab/>O ROS fornece diversos comandos no prompt para executar suas funções. Porém, para seu correto funcionamento pode ser necessário configurar o bash, o que não será tratado nesse tutorial. Alguns dos comandos mais utilizados são:</text:span></text:p>
      <text:p text:style-name="P74"><text:span text:style-name="T46"/></text:p>
      <text:p text:style-name="P74"><text:span text:style-name="T46">$catkin_make</text:span></text:p>
      <text:p text:style-name="P74"><text:span text:style-name="T46"><text:tab/>Compila o workspace ROS</text:span></text:p>
      <text:p text:style-name="P74"><text:span text:style-name="T46"/></text:p>
      <text:p text:style-name="P74"><text:span text:style-name="T46">$catkin_make -j1</text:span></text:p>
      <text:p text:style-name="P74"><text:span text:style-name="T46"><text:tab/>Compila o workspace utilizando uma única thread, costuma ser necessário quando adiciona um novo “.msg” ou “.srv”.</text:span></text:p>
      <text:p text:style-name="P74"><text:span text:style-name="T46"/></text:p>
      <text:p text:style-name="P76"><text:span text:style-name="T46">$source devel/setup.bash</text:span></text:p>
      <text:p text:style-name="P76"><text:span text:style-name="T46"><text:tab/>Configura o terminal para reconhecer novos nodes e launchs </text:span><text:span text:style-name="T49">permitindo o autocomplete.</text:span></text:p>
      <text:p text:style-name="P74"><text:span text:style-name="T46"/></text:p>
      <text:p text:style-name="P74"><text:span text:style-name="T46">$roscore</text:span></text:p>
      <text:p text:style-name="P74"><text:span text:style-name="T46"><text:tab/>Inicia o master do ROS, é necessário que este esteja ativo para executar um node. O roslaunch inicia o master automaticamente, portanto não é necessário executar esse comando se for utilizá-lo.</text:span></text:p>
      <text:p text:style-name="P74"><text:span text:style-name="T46"><text:s/></text:span></text:p>
      <text:p text:style-name="P74"><text:span text:style-name="T46">$rosrun &lt;pkg_name&gt; &lt;node_name&gt; &lt;param_name&gt;:=param_value</text:span></text:p>
      <text:p text:style-name="P75"><text:span text:style-name="T46"><text:tab/>Executa um node do ROS chamado “node_name” que pertence ao “pkg_name”. </text:span><text:span text:style-name="T47">Optional: Valores dos parâmetros do node podem ser passados por meio da sintaxe representada por “param_name”.</text:span></text:p>
      <text:p text:style-name="P75"><text:span text:style-name="T47"/></text:p>
      <text:p text:style-name="P75"><text:span text:style-name="T48">$roslaunch </text:span><text:span text:style-name="T46">&lt;pkg_name&gt; &lt;</text:span><text:span text:style-name="T48">launch_file</text:span><text:span text:style-name="T46">_name&gt; &lt;param_name&gt;:=param_value</text:span></text:p>
      <text:p text:style-name="P75"><text:span text:style-name="T46"><text:tab/></text:span><text:span text:style-name="T48">Executa um arquivo launch pertencente a um pacote “pkg_name”. Da mesma forma que no rosrun, podem ser passados parâmetros se for desejado.</text:span></text:p>
      <text:p text:style-name="P75"><text:span text:style-name="T48"/></text:p>
      <text:p text:style-name="P76"><text:span text:style-name="T48">$</text:span><text:span text:style-name="T46">rosnode list</text:span></text:p>
      <text:p text:style-name="P76"><text:span text:style-name="T46"><text:tab/>Retorna todos os nodes ativos no momento.</text:span></text:p>
      <text:p text:style-name="P76"><text:span text:style-name="T46"/></text:p>
      <text:p text:style-name="P77"><text:span text:style-name="T46">$rostopic list</text:span></text:p>
      <text:p text:style-name="P77"><text:span text:style-name="T46"><text:tab/>Retorna os tópicos ativos no momento.</text:span></text:p>
      <text:p text:style-name="P77"><text:span text:style-name="T46"/></text:p>
      <text:p text:style-name="P77"><text:span text:style-name="T46">$rostopic echo &lt;topic_name&gt;</text:span></text:p>
      <text:p text:style-name="P77"><text:span text:style-name="T46"><text:tab/>Passa a printar no terminal as informações publicadas no tópico em questão.</text:span></text:p>
      <text:p text:style-name="P77"><text:soft-page-break/><text:span text:style-name="T46"/></text:p>
      <text:p text:style-name="P78"><text:span text:style-name="T46">$rostopic pub &lt;topic_name&gt; &lt;msg&gt;</text:span></text:p>
      <text:p text:style-name="P78"><text:span text:style-name="T46"><text:tab/>Publica a mensagem “msg” no tópico em questão. Dica: após digitar o nome do tópico, pressionando “tab” duas vezes, o formato da mensagem utilizada no tópico já é inicializado.</text:span></text:p>
      <text:p text:style-name="P78"><text:span text:style-name="T46"/></text:p>
      <text:p text:style-name="P79"><text:span text:style-name="T46">$rosservice list</text:span></text:p>
      <text:p text:style-name="P80"><text:span text:style-name="T46"><text:tab/>Lista os serviços ativos </text:span><text:span text:style-name="T50">no momento</text:span><text:span text:style-name="T46">.</text:span></text:p>
      <text:p text:style-name="P80"><text:span text:style-name="T46"/></text:p>
      <text:p text:style-name="P81"><text:span text:style-name="T46">$rosservice call &lt;service_name&gt; &lt;msg&gt;</text:span></text:p>
      <text:p text:style-name="P81"><text:span text:style-name="T46"><text:tab/>Requisita o serviço em questão com os parâmetros configurados na “mag”. </text:span><text:span text:style-name="T51">Dica: após digitar o nome do </text:span><text:span text:style-name="T46">serviço</text:span><text:span text:style-name="T51">, pressionando “tab” duas vezes, o formato da mensagem utilizada já é inicializ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7:24:06.129794643</meta:creation-date>
    <dc:date>2018-11-18T18:59:50.985764770</dc:date>
    <meta:editing-duration>PT6H23M37S</meta:editing-duration>
    <meta:editing-cycles>96</meta:editing-cycles>
    <meta:generator>LibreOffice/5.1.6.2$Linux_X86_64 LibreOffice_project/10m0$Build-2</meta:generator>
    <meta:document-statistic meta:table-count="0" meta:image-count="0" meta:object-count="0" meta:page-count="8" meta:paragraph-count="234" meta:word-count="1275" meta:character-count="10929" meta:non-whitespace-character-count="8528"/>
  </office:meta>
</office:document-meta>
</file>